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2417in"/>
    </style:style>
    <style:style style:name="co4" style:family="table-column">
      <style:table-column-properties fo:break-before="auto" style:column-width="4.0772in"/>
    </style:style>
    <style:style style:name="ro3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3" office:value-type="string">
            <text:p>Website</text:p>
          </table:table-cell>
          <table:table-cell office:value-type="string">
            <text:p>In App?</text:p>
          </table:table-cell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03$btnCandidateName','')">MARK ANDREW</text:a></text:p>
          </table:table-cell>
          <table:table-cell table:style-name="ce3" office:value-type="string">
            <text:p><text:a xlink:href="http://www.markforminneapolis.com/">WWW.MARKFORMINNEAPOLIS.COM</text:a>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09$btnCandidateName','')">JACKIE CHERRYHOMES</text:a></text:p>
          </table:table-cell>
          <table:table-cell table:style-name="ce3" office:value-type="string">
            <text:p><text:a xlink:href="http://www.cherryhomesformayor.com/">WWW.CHERRYHOMESFORMAYOR.COM</text:a>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3$btnCandidateName','')">BOB FINE</text:a></text:p>
          </table:table-cell>
          <table:table-cell table:style-name="ce3" office:value-type="string">
            <text:p><text:a xlink:href="http://www.fineformayor.com/">WWW.FINEFORMAYOR.COM</text:a>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8$btnCandidateName','')">BETSY HODGES</text:a></text:p>
          </table:table-cell>
          <table:table-cell table:style-name="ce3" office:value-type="string">
            <text:p><text:a xlink:href="http://www.betsyhodges.org/">WWW.BETSYHODGES.ORG</text:a>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6$btnCandidateName','')">DON SAMUELS</text:a></text:p>
          </table:table-cell>
          <table:table-cell table:style-name="ce3" office:value-type="string">
            <text:p><text:a xlink:href="http://samuelsformayor.com/">SAMUELSFORMAYOR.COM</text:a>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32$btnCandidateName','')">CAM WINTON</text:a></text:p>
          </table:table-cell>
          <table:table-cell table:style-name="ce3" office:value-type="string">
            <text:p><text:a xlink:href="http://www.wintonformayor.org/">WWW.WINTONFORMAYOR.ORG</text:a>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33$btnCandidateName','')">STEPHANIE WOODRUFF</text:a></text:p>
          </table:table-cell>
          <table:table-cell table:style-name="ce3" office:value-type="string">
            <text:p><text:a xlink:href="http://www.woodruffmplsmayor.com/">WWW.WOODRUFFMPLSMAYOR.COM</text:a>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01$btnCandidateName','')">MARK V ANDERSON</text:a></text:p>
          </table:table-cell>
          <table:table-cell table:style-name="ce3" office:value-type="string">
            <text:p><text:a xlink:href="http://markvandersonformayor.org/">MARKVANDERSONFORMAYOR.ORG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02$btnCandidateName','')">MERRILL ANDERSON</text:a></text:p>
          </table:table-cell>
          <table:table-cell table:style-name="ce3" office:value-type="string">
            <text:p><text:a xlink:href="http://https//www.facebook.com/#!/merrill.anderson.5?fref=ts">https://www.facebook.com/#!/merrill.anderson.5?fref=ts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04$btnCandidateName','')">NEAL BAXTER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05$btnCandidateName','')">TROY BENJEGERDES</text:a></text:p>
          </table:table-cell>
          <table:table-cell table:style-name="ce3" office:value-type="string">
            <text:p><text:a xlink:href="http://mayortroy.com/">MAYORTROY.COM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06$btnCandidateName','')">ALICIA K. BENNETT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07$btnCandidateName','')">EDMUND BERNARD BRUYERE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08$btnCandidateName','')">BOB "AGAIN" CARNEY JR</text:a></text:p>
          </table:table-cell>
          <table:table-cell table:style-name="ce3" office:value-type="string">
            <text:p><text:a xlink:href="http://www.bobagain.com/">WWW.BOBAGAIN.COM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0$btnCandidateName','')">CHRISTOPHER CLARK</text:a></text:p>
          </table:table-cell>
          <table:table-cell table:style-name="ce3" office:value-type="string">
            <text:p><text:a xlink:href="http://www.lp.org/">WWW.LP.ORG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1$btnCandidateName','')">DAN COHEN</text:a></text:p>
          </table:table-cell>
          <table:table-cell table:style-name="ce3" office:value-type="string">
            <text:p><text:a xlink:href="http://dancohenformayor.com/">http://dancohenformayor.com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2$btnCandidateName','')">JAMES EVERETT</text:a></text:p>
          </table:table-cell>
          <table:table-cell table:style-name="ce3" office:value-type="string">
            <text:p><text:a xlink:href="http://mplsforeverett.com/">MPLSFOREVERETT.COM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4$btnCandidateName','')">CYD GORMAN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5$btnCandidateName','')">MIKE GOULD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6$btnCandidateName','')">KURTIS W. HANNA</text:a></text:p>
          </table:table-cell>
          <table:table-cell table:style-name="ce3" office:value-type="string">
            <text:p><text:a xlink:href="http://captainkurtis.com/">CAPTAINKURTIS.COM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7$btnCandidateName','')">JOHN LESLIE HARTWIG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19$btnCandidateName','')">GREGG A. IVERSON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0$btnCandidateName','')">BILL KAHN</text:a></text:p>
          </table:table-cell>
          <table:table-cell table:style-name="ce3" office:value-type="string">
            <text:p><text:a xlink:href="http://lastminneapolismayor.org/">LASTMINNEAPOLISMAYOR.ORG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1$btnCandidateName','')">JAYMIE KELLY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2$btnCandidateName','')">TONY LANE</text:a></text:p>
          </table:table-cell>
          <table:table-cell table:style-name="ce3" office:value-type="string">
            <text:p><text:a xlink:href="http://www.themilitant.com/">WWW.THEMILITANT.COM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3$btnCandidateName','')">DOUG MANN</text:a></text:p>
          </table:table-cell>
          <table:table-cell table:style-name="ce3" office:value-type="string">
            <text:p><text:a xlink:href="http://www.facebook.com/MANN4MAYOR">WWW.FACEBOOK.COM/MANN4MAYOR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4$btnCandidateName','')">ABDUL M RAHAMAN "THE ROCK"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5$btnCandidateName','')">JOSHUA REA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7$btnCandidateName','')">OLE SAVIOR</text:a></text:p>
          </table:table-cell>
          <table:table-cell table:style-name="ce3" office:value-type="string">
            <text:p><text:a xlink:href="http://www.olesavior.org/">WWW.OLESAVIOR.ORG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8$btnCandidateName','')">CAPTAIN JACK SPARROW</text:a></text:p>
          </table:table-cell>
          <table:table-cell table:style-name="ce3" office:value-type="string">
            <text:p><text:a xlink:href="http://occupirate.blogspot.com/">OCCUPIRATE.BLOGSPOT.COM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29$btnCandidateName','')">JAMES "JIMMY" L. STROUD JR.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30$btnCandidateName','')">JEFFREY ALAN WAGNER</text:a></text:p>
          </table:table-cell>
          <table:table-cell table:style-name="ce3" office:value-type="string">
            <text:p><text:a xlink:href="http://facebook.com/JETBLAST">FACEBOOK.COM/JETBLAST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31$btnCandidateName','')">JOHN CHARLES WILSON</text:a></text:p>
          </table:table-cell>
          <table:table-cell table:style-name="ce3" office:value-type="string">
            <text:p><text:a xlink:href="http://http//WWW.JOHNWILSON4MAYOR.ORG">HTTP://WWW.JOHNWILSON4MAYOR.ORG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34$btnCandidateName','')">RAHN V. WORKCUFF</text:a></text:p>
          </table:table-cell>
          <table:table-cell table:style-name="ce3" office:value-type="string">
            <text:p><text:a xlink:href=""> </text:a></text:p>
          </table:table-cell>
          <table:table-cell/>
        </table:table-row>
        <table:table-row table:style-name="ro2">
          <table:table-cell table:style-name="ce1" office:value-type="string">
            <text:p><text:a xlink:href="javascript:__doPostBack('ctl00$ContentPlaceHolder1$repOfficeLevel$ctl01$repJurisdiction$ctl00$repOffice$ctl00$repCandidate$ctl35$btnCandidateName','')">CHRISTOPHER ROBIN ZIMMERMAN</text:a></text:p>
          </table:table-cell>
          <table:table-cell table:style-name="ce3" office:value-type="string">
            <text:p><text:a xlink:href="http://crz.net/">http://crz.net</text:a></text:p>
          </table:table-cell>
          <table:table-cell/>
        </table:table-row>
        <table:table-row table:style-name="ro4" table:number-rows-repeated="1048539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name="__Anonymous_Sheet_DB__1" table:target-range-address="Sheet1.A2:Sheet1.C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8/29/2013</text:date>, <text:time>16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nPost </meta:initial-creator>
    <meta:creation-date>2013-08-29T11:19:42</meta:creation-date>
    <dc:date>2013-08-29T16:20:48</dc:date>
    <dc:creator>MinnPost </dc:creator>
    <meta:editing-duration>PT3H1M1S</meta:editing-duration>
    <meta:editing-cycles>2</meta:editing-cycles>
    <meta:generator>OpenOffice/4.0.0$Unix OpenOffice.org_project/400m3$Build-9702</meta:generator>
    <meta:document-statistic meta:table-count="3" meta:cell-count="80" meta:object-count="0"/>
    <meta:user-defined meta:name=""/>
  </office:meta>
</office:document-meta>
</file>